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ny" style:master-page-name="MP0" style:family="paragraph">
      <style:paragraph-properties fo:break-before="page"/>
    </style:style>
    <style:style style:name="T16" style:parent-style-name="Domyślnaczcionkaakapitu" style:family="text">
      <style:text-properties fo:font-weight="bold" style:font-weight-asian="bold" style:font-weight-complex="bold"/>
    </style:style>
    <style:style style:name="T17" style:parent-style-name="Domyślnaczcionkaakapitu" style:family="text">
      <style:text-properties fo:font-weight="bold" style:font-weight-asian="bold" style:font-weight-complex="bold"/>
    </style:style>
    <style:style style:name="T18" style:parent-style-name="Domyślnaczcionkaakapitu" style:family="text">
      <style:text-properties fo:font-weight="bold" style:font-weight-asian="bold" style:font-weight-complex="bold"/>
    </style:style>
    <style:style style:name="P19" style:parent-style-name="Normalny" style:family="paragraph"/>
    <style:style style:name="P20" style:parent-style-name="Normalny" style:family="paragraph"/>
    <style:style style:name="P21" style:parent-style-name="Normalny" style:family="paragraph"/>
    <style:style style:name="T22" style:parent-style-name="Domyślnaczcionkaakapitu" style:family="text">
      <style:text-properties fo:font-weight="bold" style:font-weight-asian="bold" style:font-weight-complex="bold"/>
    </style:style>
    <style:style style:name="P23" style:parent-style-name="Normalny" style:family="paragraph"/>
    <style:style style:name="P24" style:parent-style-name="Normalny" style:family="paragraph"/>
    <style:style style:name="P25" style:parent-style-name="Normalny" style:family="paragraph"/>
    <style:style style:name="P26" style:parent-style-name="Normalny" style:family="paragraph"/>
    <style:style style:name="T27" style:parent-style-name="Domyślnaczcionkaakapitu" style:family="text">
      <style:text-properties fo:font-weight="bold" style:font-weight-asian="bold" style:font-weight-complex="bold"/>
    </style:style>
    <style:style style:name="P28" style:parent-style-name="Normalny" style:family="paragraph"/>
    <style:style style:name="P29" style:parent-style-name="Normalny" style:family="paragraph"/>
    <style:style style:name="P30" style:parent-style-name="Normalny" style:family="paragraph"/>
    <style:style style:name="T31" style:parent-style-name="Domyślnaczcionkaakapitu" style:family="text">
      <style:text-properties fo:font-weight="bold" style:font-weight-asian="bold" style:font-weight-complex="bold"/>
    </style:style>
    <style:style style:name="P32" style:parent-style-name="Normalny" style:family="paragraph"/>
    <style:style style:name="P33" style:parent-style-name="Normalny" style:family="paragraph"/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<text:span text:style-name="T16">PROJEKT PROPOZYCJI</text:span><text:line-break/>Data: [Data]<text:line-break/>Numer: [Numer propozycji]</text:p>
      <text:p text:style-name="Normalny"><draw:custom-shape svg:x="0in" svg:y="0in" svg:width="45.51042in" svg:height="0.00139in" draw:z-index="0" draw:id="id0" draw:style-name="a0" draw:name="Horizontal Line 91" text:anchor-type="as-char"><svg:title/><svg:desc/><draw:enhanced-geometry draw:type="non-primitive" svg:viewBox="0 0 21600 21600" draw:enhanced-path="M 0 0 L 21600 0 21600 21600 0 21600 Z N"/></draw:custom-shape></text:p>
      <text:p text:style-name="Normalny"><text:span text:style-name="T17">DANE PROJEKTU</text:span><text:line-break/>Nazwa projektu: [Nazwa projektu]<text:line-break/>Opis projektu: [Krótki opis projektu]<text:line-break/>Cel projektu: [Cel główny projektu]<text:line-break/>Zakres projektu: [Zakres realizacji projektu]<text:line-break/>Czas realizacji: [Data rozpoczęcia - Data zakończenia]<text:line-break/>Budżet: [Szacunkowy budżet]<text:line-break/>Zespół projektowy: [Lista członków zespołu]</text:p>
      <text:p text:style-name="Normalny"><draw:custom-shape svg:x="0in" svg:y="0in" svg:width="45.51042in" svg:height="0.00139in" draw:z-index="0" draw:id="id1" draw:style-name="a1" draw:name="Horizontal Line 92" text:anchor-type="as-char"><svg:title/><svg:desc/><draw:enhanced-geometry draw:type="non-primitive" svg:viewBox="0 0 21600 21600" draw:enhanced-path="M 0 0 L 21600 0 21600 21600 0 21600 Z N"/></draw:custom-shape></text:p>
      <text:p text:style-name="Normalny"><text:span text:style-name="T18">UZASADNIENIE</text:span></text:p>
      <text:list text:style-name="LFO5" text:continue-numbering="true">
        <text:list-item>
          <text:p text:style-name="P19">Potrzeba realizacji projektu: [Uzasadnienie dlaczego projekt jest niezbędny]</text:p>
        </text:list-item>
        <text:list-item>
          <text:p text:style-name="P20">Korzyści z realizacji projektu: [Korzyści, jakie przyniesie realizacja projektu]</text:p>
        </text:list-item>
        <text:list-item>
          <text:p text:style-name="P21">Kluczowe wyzwania: [Potencjalne wyzwania i ryzyka związane z projektem]</text:p>
        </text:list-item>
      </text:list>
      <text:p text:style-name="Normalny"><draw:custom-shape svg:x="0in" svg:y="0in" svg:width="45.51042in" svg:height="0.00139in" draw:z-index="0" draw:id="id2" draw:style-name="a2" draw:name="Horizontal Line 93" text:anchor-type="as-char"><svg:title/><svg:desc/><draw:enhanced-geometry draw:type="non-primitive" svg:viewBox="0 0 21600 21600" draw:enhanced-path="M 0 0 L 21600 0 21600 21600 0 21600 Z N"/></draw:custom-shape></text:p>
      <text:p text:style-name="Normalny"><text:span text:style-name="T22">PLAN DZIAŁAŃ</text:span></text:p>
      <text:list text:style-name="LFO6" text:continue-numbering="true">
        <text:list-item>
          <text:p text:style-name="P23">[Etap 1]: [Opis działań]</text:p>
        </text:list-item>
        <text:list-item>
          <text:p text:style-name="P24">[Etap 2]: [Opis działań]</text:p>
        </text:list-item>
        <text:list-item>
          <text:p text:style-name="P25">[Etap 3]: [Opis działań]</text:p>
        </text:list-item>
        <text:list-item>
          <text:p text:style-name="P26">...</text:p>
        </text:list-item>
      </text:list>
      <text:p text:style-name="Normalny"><draw:custom-shape svg:x="0in" svg:y="0in" svg:width="45.51042in" svg:height="0.00139in" draw:z-index="0" draw:id="id3" draw:style-name="a3" draw:name="Horizontal Line 94" text:anchor-type="as-char"><svg:title/><svg:desc/><draw:enhanced-geometry draw:type="non-primitive" svg:viewBox="0 0 21600 21600" draw:enhanced-path="M 0 0 L 21600 0 21600 21600 0 21600 Z N"/></draw:custom-shape></text:p>
      <text:p text:style-name="Normalny"><text:span text:style-name="T27">OCZEKIWANE REZULTATY</text:span></text:p>
      <text:list text:style-name="LFO7" text:continue-numbering="true">
        <text:list-item>
          <text:p text:style-name="P28">[Oczekiwany wynik 1]</text:p>
        </text:list-item>
        <text:list-item>
          <text:p text:style-name="P29">[Oczekiwany wynik 2]</text:p>
        </text:list-item>
        <text:list-item>
          <text:p text:style-name="P30">...</text:p>
        </text:list-item>
      </text:list>
      <text:p text:style-name="Normalny"><draw:custom-shape svg:x="0in" svg:y="0in" svg:width="45.51042in" svg:height="0.00139in" draw:z-index="0" draw:id="id4" draw:style-name="a4" draw:name="Horizontal Line 95" text:anchor-type="as-char"><svg:title/><svg:desc/><draw:enhanced-geometry draw:type="non-primitive" svg:viewBox="0 0 21600 21600" draw:enhanced-path="M 0 0 L 21600 0 21600 21600 0 21600 Z N"/></draw:custom-shape></text:p>
      <text:p text:style-name="Normalny"><text:span text:style-name="T31">ZAŁĄCZNIKI</text:span></text:p>
      <text:list text:style-name="LFO8" text:continue-numbering="true">
        <text:list-item>
          <text:p text:style-name="P32">[Załącznik 1]</text:p>
        </text:list-item>
        <text:list-item>
          <text:p text:style-name="P33">[Załącznik 2]</text:p>
        </text:list-item>
      </text:list>
      <text:p text:style-name="Normaln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agłówek1" style:display-name="Nagłówek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Nagłówek2" style:display-name="Nagłówek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font-size="16pt" style:font-size-asian="16pt" style:font-size-complex="16pt" fo:hyphenate="false"/>
    </style:style>
    <style:style style:name="Nagłówek3" style:display-name="Nagłówek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agłówek4" style:display-name="Nagłówek 4" style:family="paragraph" style:parent-style-name="Heading" style:next-style-name="Textbody" style:default-outline-level="4">
      <style:paragraph-properties fo:margin-top="0.0833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 fo:text-indent="0.3937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Nagłówek" style:display-name="Nagłówek" style:family="paragraph" style:parent-style-name="HeaderandFooter">
      <style:text-properties fo:hyphenate="false"/>
    </style:style>
    <style:style style:name="Stopka" style:display-name="Stopka" style:family="paragraph" style:parent-style-name="HeaderandFooter">
      <style:text-properties fo:hyphenate="false"/>
    </style:style>
    <style:style style:name="Podpis" style:display-name="Podpis" style:family="paragraph" style:parent-style-name="Standard">
      <style:paragraph-properties text:number-lines="false"/>
      <style:text-properties fo:hyphenate="false"/>
    </style:style>
    <style:style style:name="Tytuł" style:display-name="Tytuł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Appendix" style:display-name="Appendix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16pt" style:font-size-asian="16pt" style:font-size-complex="16pt" fo:hyphenate="false"/>
    </style:style>
    <style:style style:name="Nagłówekindeksu" style:display-name="Nagłówek indeksu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Textbodyindent" style:display-name="Text body indent" style:family="paragraph" style:parent-style-name="Textbody">
      <style:paragraph-properties fo:margin-left="0.1965in" fo:text-indent="0in">
        <style:tab-stops/>
      </style:paragraph-properties>
      <style:text-properties fo:hyphenate="false"/>
    </style:style>
    <style:style style:name="Firstlineindent" style:display-name="First line indent" style:family="paragraph" style:parent-style-name="Textbody">
      <style:paragraph-properties fo:text-indent="0.1965in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  <style:style style:name="P2" style:parent-style-name="Nagłówek" style:family="paragraph">
      <style:paragraph-properties fo:text-align="center"/>
    </style:style>
    <style:style style:name="T3" style:parent-style-name="Domyślnaczcionkaakapitu" style:family="text">
      <style:text-properties fo:font-weight="bold" style:font-weight-asian="bold" style:font-weight-complex="bold" fo:color="#A9A9A9"/>
    </style:style>
    <style:style style:name="T4" style:parent-style-name="Domyślnaczcionkaakapitu" style:family="text">
      <style:text-properties fo:color="#A9A9A9"/>
    </style:style>
    <style:style style:name="P5" style:parent-style-name="Nagłówek" style:family="paragraph">
      <style:paragraph-properties fo:text-align="center"/>
    </style:style>
    <style:style style:name="T6" style:parent-style-name="Domyślnaczcionkaakapitu" style:family="text">
      <style:text-properties fo:color="#A9A9A9"/>
    </style:style>
    <style:style style:name="P7" style:parent-style-name="Nagłówek" style:family="paragraph">
      <style:paragraph-properties fo:text-align="center"/>
    </style:style>
    <style:style style:name="T8" style:parent-style-name="Domyślnaczcionkaakapitu" style:family="text">
      <style:text-properties fo:color="#A9A9A9"/>
    </style:style>
    <style:style style:name="P9" style:parent-style-name="Nagłówek" style:family="paragraph">
      <style:paragraph-properties fo:text-align="center"/>
    </style:style>
    <style:style style:name="T10" style:parent-style-name="Domyślnaczcionkaakapitu" style:family="text">
      <style:text-properties fo:font-weight="bold" style:font-weight-asian="bold" style:font-weight-complex="bold" fo:color="#A9A9A9"/>
    </style:style>
    <style:style style:name="T11" style:parent-style-name="Domyślnaczcionkaakapitu" style:family="text">
      <style:text-properties fo:color="#A9A9A9"/>
    </style:style>
    <style:style style:name="P12" style:parent-style-name="Nagłówek" style:family="paragraph">
      <style:paragraph-properties fo:text-align="center"/>
    </style:style>
    <style:style style:name="T13" style:parent-style-name="Domyślnaczcionkaakapitu" style:family="text">
      <style:text-properties fo:color="#A9A9A9"/>
    </style:style>
    <style:style style:name="P14" style:parent-style-name="Nagłówek" style:family="paragraph">
      <style:paragraph-properties fo:text-align="center"/>
    </style:style>
    <style:style style:name="T15" style:parent-style-name="Domyślnaczcionkaakapitu" style:family="text">
      <style:text-properties fo:color="#A9A9A9"/>
    </style:style>
  </office:automatic-styles>
  <office:master-styles>
    <style:master-page style:name="MP0" style:page-layout-name="PL0">
      <style:header>
        <text:p text:style-name="P2"><text:span text:style-name="T3">RavaDev<text:s/></text:span><text:span text:style-name="T4">Spółka z ograniczoną odpowiedzialnością.</text:span></text:p>
        <text:p text:style-name="P5"><text:span text:style-name="T6">© 2024</text:span></text:p>
        <text:p text:style-name="P7"><text:span text:style-name="T8">Wszelkie prawa zastrzeżone.</text:span></text:p>
      </style:header>
      <style:footer>
        <text:p text:style-name="P9"><text:span text:style-name="T10">RavaDev<text:s/></text:span><text:span text:style-name="T11">Spółka z ograniczoną odpowiedzialnością.</text:span></text:p>
        <text:p text:style-name="P12"><text:span text:style-name="T13">© 2024</text:span></text:p>
        <text:p text:style-name="P14"><text:span text:style-name="T15">Wszelkie prawa zastrzeżone.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Tymoteusz Szarlej</dc:creator>
    <meta:creation-date>2024-12-15T22:44:00Z</meta:creation-date>
    <dc:date>2024-12-16T03:56:00Z</dc:date>
    <meta:template xlink:href="Normal" xlink:type="simple"/>
    <meta:editing-cycles>5</meta:editing-cycles>
    <meta:editing-duration>PT1980S</meta:editing-duration>
    <meta:document-statistic meta:page-count="1" meta:paragraph-count="1" meta:word-count="114" meta:character-count="803" meta:row-count="5" meta:non-whitespace-character-count="690"/>
  </office:meta>
</office:document-meta>
</file>